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81000000610295FF0F12154660.png" manifest:media-type="image/png"/>
  <manifest:file-entry manifest:full-path="Pictures/1001340E000027CC00000A080FE5535CF874D1DE.svg" manifest:media-type="image/svg+xml"/>
  <manifest:file-entry manifest:full-path="Pictures/10000201000005DC0000060B4B3025C983376D8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t." svg:font-family="Tit.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Titillium"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" fo:font-size="20pt" fo:font-weight="bold" style:font-size-asian="20pt" style:font-weight-asian="bold" style:font-size-complex="12pt"/>
    </style:style>
    <style:style style:name="P3" style:family="paragraph" style:parent-style-name="Standard">
      <style:paragraph-properties fo:line-height="100%"/>
      <style:text-properties style:font-name="Tit.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Tit." fo:font-size="10pt" officeooo:paragraph-rsid="00108888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t." fo:font-size="10pt" officeooo:paragraph-rsid="00165899" style:font-size-asian="10pt" style:font-size-complex="10pt"/>
    </style:style>
    <style:style style:name="P6" style:family="paragraph" style:parent-style-name="Standard">
      <style:paragraph-properties fo:margin-left="0in" fo:margin-right="-0.1252in" fo:line-height="100%" fo:text-indent="0in" style:auto-text-indent="false"/>
      <style:text-properties style:font-name="Tit." fo:font-size="10pt" officeooo:rsid="00119ba4" officeooo:paragraph-rsid="00119ba4" style:font-size-asian="10pt" style:font-size-complex="10pt"/>
    </style:style>
    <style:style style:name="P7" style:family="paragraph" style:parent-style-name="Standard">
      <style:paragraph-properties fo:margin-left="0in" fo:margin-right="-0.1252in" fo:line-height="100%" fo:text-indent="0in" style:auto-text-indent="false"/>
      <style:text-properties style:font-name="Tit." officeooo:paragraph-rsid="001aa765" style:font-size-complex="10pt"/>
    </style:style>
    <style:style style:name="P8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." fo:font-size="10pt" officeooo:paragraph-rsid="0017ce89" style:font-size-asian="10pt" style:font-size-complex="10pt"/>
    </style:style>
    <style:style style:name="P9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." fo:font-size="10pt" officeooo:rsid="00119ba4" officeooo:paragraph-rsid="0017ce89" style:font-size-asian="10pt" style:font-size-complex="10pt"/>
    </style:style>
    <style:style style:name="P10" style:family="paragraph" style:parent-style-name="Standard">
      <style:paragraph-properties fo:margin-left="0in" fo:margin-right="-0.1252in" fo:margin-top="0in" fo:margin-bottom="0in" loext:contextual-spacing="false" fo:line-height="100%" fo:text-indent="0in" style:auto-text-indent="false"/>
      <style:text-properties style:font-name="Tit." fo:font-size="10pt" officeooo:rsid="00119ba4" officeooo:paragraph-rsid="00119ba4" style:font-size-asian="10pt" style:font-size-complex="10pt"/>
    </style:style>
    <style:style style:name="P11" style:family="paragraph" style:parent-style-name="Standard">
      <style:paragraph-properties fo:margin-left="0.25in" fo:margin-right="-0.1252in" fo:margin-top="0in" fo:margin-bottom="0in" loext:contextual-spacing="false" fo:line-height="100%" fo:text-indent="0in" style:auto-text-indent="false"/>
      <style:text-properties style:font-name="Tit." fo:font-size="9pt" style:font-size-asian="9pt" style:font-size-complex="9pt"/>
    </style:style>
    <style:style style:name="P12" style:family="paragraph" style:parent-style-name="Standard">
      <style:paragraph-properties fo:margin-left="0.25in" fo:margin-right="-0.1252in" fo:margin-top="0in" fo:margin-bottom="0in" loext:contextual-spacing="false" fo:line-height="100%" fo:text-indent="0in" style:auto-text-indent="false"/>
      <style:text-properties style:font-name="Tit." fo:font-size="10pt" style:font-size-asian="10pt" style:font-size-complex="10pt"/>
    </style:style>
    <style:style style:name="P13" style:family="paragraph" style:parent-style-name="Standard" style:master-page-name="Standard">
      <style:paragraph-properties fo:line-height="100%" style:page-number="auto"/>
      <style:text-properties style:font-name="Tit." fo:font-size="13pt" style:font-size-asian="13pt" style:font-size-complex="13pt"/>
    </style:style>
    <style:style style:name="P14" style:family="paragraph" style:parent-style-name="Standard" style:list-style-name="WW8Num1">
      <style:paragraph-properties fo:margin-left="0.5in" fo:margin-right="-0.1252in" fo:margin-top="0in" fo:margin-bottom="0in" loext:contextual-spacing="false" fo:line-height="100%" fo:text-indent="-0.25in" style:auto-text-indent="false"/>
      <style:text-properties style:font-name="Tit." fo:font-size="10pt" style:font-size-asian="10pt" style:font-size-complex="10pt"/>
    </style:style>
    <style:style style:name="P15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222222" style:font-name="Tit." fo:font-size="10pt" fo:letter-spacing="normal" fo:font-style="normal" fo:font-weight="normal" officeooo:paragraph-rsid="00119ba4" fo:background-color="transparent" style:font-size-asian="10pt" style:font-weight-asian="normal" style:font-size-complex="10pt" style:font-weight-complex="normal"/>
    </style:style>
    <style:style style:name="P16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222222" style:font-name="Tit." fo:font-size="10pt" fo:letter-spacing="normal" fo:font-style="normal" fo:font-weight="normal" officeooo:paragraph-rsid="0023081e" fo:background-color="transparent" style:font-size-asian="10pt" style:font-weight-asian="normal" style:font-size-complex="10pt" style:font-weight-complex="normal"/>
    </style:style>
    <style:style style:name="P17" style:family="paragraph" style:parent-style-name="Standard" style:list-style-name="WW8Num1">
      <style:paragraph-properties fo:margin-top="0in" fo:margin-bottom="0in" loext:contextual-spacing="false" fo:line-height="100%"/>
      <style:text-properties fo:font-variant="normal" fo:text-transform="none" fo:color="#000000" style:font-name="Tit." fo:font-size="10pt" fo:letter-spacing="normal" fo:font-style="normal" fo:font-weight="normal" officeooo:rsid="0019a96c" officeooo:paragraph-rsid="0023081e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WW8Num1">
      <style:paragraph-properties fo:margin-top="0in" fo:margin-bottom="0in" loext:contextual-spacing="false" fo:line-height="100%"/>
      <style:text-properties style:font-name="Tit." fo:font-size="10pt" style:font-size-asian="10pt" style:font-size-complex="10pt"/>
    </style:style>
    <style:style style:name="P19" style:family="paragraph" style:parent-style-name="Standard" style:list-style-name="WW8Num1">
      <style:paragraph-properties fo:margin-top="0in" fo:margin-bottom="0in" loext:contextual-spacing="false" fo:line-height="100%"/>
      <style:text-properties style:font-name="Tit." fo:font-size="10pt" officeooo:paragraph-rsid="00119ba4" style:font-size-asian="10pt" style:font-size-complex="10pt"/>
    </style:style>
    <style:style style:name="P20" style:family="paragraph" style:parent-style-name="Standard" style:list-style-name="WW8Num1">
      <style:paragraph-properties fo:margin-top="0in" fo:margin-bottom="0in" loext:contextual-spacing="false" fo:line-height="100%"/>
      <style:text-properties style:font-name="Tit." fo:font-size="10pt" officeooo:paragraph-rsid="0017ce89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 fo:line-height="100%"/>
      <style:text-properties style:font-name="Tit." fo:font-size="10pt" officeooo:rsid="0023081e" officeooo:paragraph-rsid="0023081e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 fo:line-height="100%"/>
      <style:text-properties style:font-name="Tit." fo:font-size="10pt" officeooo:rsid="001fd56b" officeooo:paragraph-rsid="001fd56b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 fo:line-height="100%"/>
      <style:text-properties style:font-name="Tit." fo:font-size="10pt" officeooo:rsid="00165899" officeooo:paragraph-rsid="00165899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 fo:line-height="100%"/>
      <style:text-properties style:font-name="Tit." fo:font-size="10pt" officeooo:rsid="001c39f3" officeooo:paragraph-rsid="001c39f3" style:font-size-asian="10pt" style:font-size-complex="10pt"/>
    </style:style>
    <style:style style:name="P25" style:family="paragraph" style:parent-style-name="Footer">
      <style:paragraph-properties fo:text-align="end" style:justify-single-word="false"/>
      <style:text-properties style:font-name="Titillium" fo:font-size="10pt" officeooo:paragraph-rsid="0022090d" style:font-size-asian="10pt" style:font-size-complex="10pt"/>
    </style:style>
    <style:style style:name="T1" style:family="text">
      <style:text-properties officeooo:rsid="0022090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fo:color="#000000" fo:letter-spacing="normal" fo:font-style="normal" fo:font-weight="normal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fo:letter-spacing="normal" fo:font-style="normal" fo:font-weight="normal" officeooo:rsid="001e4a62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officeooo:rsid="001033ea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fo:letter-spacing="normal" fo:font-style="normal" fo:font-weight="normal" officeooo:rsid="001fd56b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fo:letter-spacing="normal" fo:font-style="normal" fo:font-weight="normal" officeooo:rsid="002177b1" fo:background-color="transparent" loext:char-shading-value="0" style:font-style-asian="normal" style:font-weight-asian="normal" style:font-style-complex="normal" style:font-weight-complex="normal"/>
    </style:style>
    <style:style style:name="T10" style:family="text">
      <style:text-properties fo:color="#000000" officeooo:rsid="0019a96c"/>
    </style:style>
    <style:style style:name="T11" style:family="text">
      <style:text-properties officeooo:rsid="00108888"/>
    </style:style>
    <style:style style:name="T12" style:family="text">
      <style:text-properties fo:font-size="10pt" style:font-size-asian="10pt"/>
    </style:style>
    <style:style style:name="T13" style:family="text">
      <style:text-properties fo:font-size="10pt" officeooo:rsid="00108888" style:font-size-asian="10pt"/>
    </style:style>
    <style:style style:name="T14" style:family="text">
      <style:text-properties officeooo:rsid="001efce2"/>
    </style:style>
    <style:style style:name="T15" style:family="text">
      <style:text-properties officeooo:rsid="001f25c3"/>
    </style:style>
    <style:style style:name="T16" style:family="text">
      <style:text-properties officeooo:rsid="001fd56b"/>
    </style:style>
    <style:style style:name="T17" style:family="text">
      <style:text-properties officeooo:rsid="0021ab35"/>
    </style:style>
    <style:style style:name="T18" style:family="text">
      <style:text-properties officeooo:rsid="0023081e"/>
    </style:style>
    <style:style style:name="T19" style:family="text">
      <style:text-properties fo:color="#222222"/>
    </style:style>
    <style:style style:name="T20" style:family="text">
      <style:text-properties fo:color="#222222" officeooo:rsid="0023081e"/>
    </style:style>
    <style:style style:name="T21" style:family="text">
      <style:text-properties officeooo:rsid="0025249b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odel: <text:tab/><text:span text:style-name="T15">LulzBot T</text:span>AZ <text:span text:style-name="T14">6</text:span> 3D Printer</text:p>
      <text:p text:style-name="P4"><text:s text:c="2"/>Serial Number: <text:tab/>_______________________</text:p>
      <text:p text:style-name="P3"><text:s text:c="2"/>Date <text:span text:style-name="T11">Completed</text:span>: <text:tab/>_______________________ </text:p>
      <text:p text:style-name="P7"><text:span text:style-name="T12"><text:s text:c="2"/></text:span><text:span text:style-name="T13">Completed</text:span><text:span text:style-name="T12"> by: <text:tab/>_______________________</text:span></text:p>
      <text:p text:style-name="P7"><text:span text:style-name="T2"><text:line-break/></text:span><text:span text:style-name="T3">Items to include:</text:span></text:p>
      <text:p text:style-name="P6">Printer and Cables:</text:p>
      <text:list xml:id="list8560358122231869725" text:style-name="WW8Num1">
        <text:list-item>
          <text:p text:style-name="P14"><text:span text:style-name="T16">LulzBot </text:span>TAZ <text:span text:style-name="T16">6</text:span> 3D printer</text:p>
        </text:list-item>
        <text:list-item>
          <text:p text:style-name="P15"><text:span text:style-name="T18">1.83 meter (</text:span>6ft<text:span text:style-name="T18">)</text:span> 18AWG <text:span text:style-name="T16">North America </text:span>Power Cord Cable</text:p>
        </text:list-item>
        <text:list-item>
          <text:p text:style-name="P16"><text:span text:style-name="T18">1.83 meter (</text:span>6ft<text:span text:style-name="T18">)</text:span> 18AWG <text:span text:style-name="T16">United Kingdom</text:span> Power Cord Cable<text:span text:style-name="T10"> (If applicable)</text:span></text:p>
        </text:list-item>
        <text:list-item>
          <text:p text:style-name="P16"><text:span text:style-name="T18">1.83 meter (</text:span>6ft<text:span text:style-name="T18">)</text:span> 18AWG Europe Power Cord Cable<text:span text:style-name="T10"> (If applicable)</text:span></text:p>
        </text:list-item>
        <text:list-item>
          <text:p text:style-name="P17"><text:span text:style-name="T20">1.83 meter (</text:span><text:span text:style-name="T19">6ft</text:span><text:span text:style-name="T20">)</text:span> 18AWG Australi<text:span text:style-name="T21">a</text:span> Power Cord Cable (If applicable)</text:p>
        </text:list-item>
        <text:list-item>
          <text:p text:style-name="P18">USB cord</text:p>
        </text:list-item>
        <text:list-item>
          <text:p text:style-name="P14">F<text:span text:style-name="T18">ilament guide</text:span> tube with <text:span text:style-name="T21">mounting clip</text:span></text:p>
        </text:list-item>
        <text:list-item>
          <text:p text:style-name="P14"><text:span text:style-name="T16">Tool head</text:span> <text:span text:style-name="T17">a</text:span>ssembly</text:p>
          <text:p text:style-name="P14"/>
        </text:list-item>
      </text:list>
      <text:p text:style-name="P10">Supplies:</text:p>
      <text:p text:style-name="P12"/>
      <text:list xml:id="list102117014221561" text:continue-numbering="true" text:style-name="WW8Num1">
        <text:list-item>
          <text:p text:style-name="P14">SD Card with source files</text:p>
        </text:list-item>
        <text:list-item>
          <text:p text:style-name="P14">Tool <text:span text:style-name="T16">k</text:span>it</text:p>
        </text:list-item>
        <text:list-item>
          <text:p text:style-name="P19"><text:span text:style-name="T18">S</text:span>ample material</text:p>
        </text:list-item>
        <text:list-item>
          <text:p text:style-name="P21">LulzBot sticker</text:p>
        </text:list-item>
      </text:list>
      <text:p text:style-name="P11"><text:bookmark text:name="__DdeLink__531_1788055645"/></text:p>
      <text:p text:style-name="P10">Documentation:</text:p>
      <text:p text:style-name="P10"/>
      <text:list xml:id="list102115630286123" text:continue-numbering="true" text:style-name="WW8Num1">
        <text:list-item>
          <text:p text:style-name="P18">Un<text:span text:style-name="T16">boxing guide</text:span></text:p>
        </text:list-item>
        <text:list-item>
          <text:p text:style-name="P22">Operating guide</text:p>
        </text:list-item>
        <text:list-item>
          <text:p text:style-name="P19">Test acceptance record</text:p>
        </text:list-item>
        <text:list-item>
          <text:p text:style-name="P18">Packing list</text:p>
        </text:list-item>
        <text:list-item>
          <text:p text:style-name="P19">User manual</text:p>
        </text:list-item>
        <text:list-item>
          <text:p text:style-name="P23">EC Declaration of Conformity</text:p>
        </text:list-item>
        <text:list-item>
          <text:p text:style-name="P24">Safety <text:span text:style-name="T16">and warning sheet</text:span></text:p>
        </text:list-item>
        <text:list-item>
          <text:p text:style-name="P24">Modification <text:span text:style-name="T16">w</text:span>arning</text:p>
        </text:list-item>
      </text:list>
      <text:p text:style-name="P5"/>
      <text:p text:style-name="P9">Final Print:</text:p>
      <text:p text:style-name="P8"/>
      <text:list xml:id="list102115787681272" text:continue-numbering="true" text:style-name="WW8Num1">
        <text:list-item>
          <text:p text:style-name="P20"><text:span text:style-name="T5">Oc</text:span><text:span text:style-name="T4">topus printed by this </text:span><text:span text:style-name="T7">LulzBot</text:span><text:span text:style-name="T4"> </text:span><text:span text:style-name="T6">TAZ</text:span><text:span text:style-name="T4"> 3D Printer. </text:span><text:span text:style-name="T7">Octopus_v18 </text:span><text:span text:style-name="T8">by </text:span><text:span text:style-name="T9">yeoldbrian</text:span><text:span text:style-name="T8"> is licensed under CC BY-SA 4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t." svg:font-family="Tit.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tillium"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" fo:font-size="20pt" fo:font-weight="bold" style:font-size-asian="20pt" style:font-weight-asian="bold" style:font-size-complex="12pt"/>
    </style:style>
    <style:style style:name="MP3" style:family="paragraph" style:parent-style-name="Footer">
      <style:paragraph-properties fo:text-align="end" style:justify-single-word="false"/>
      <style:text-properties style:font-name="Titillium" fo:font-size="10pt" officeooo:paragraph-rsid="0022090d" style:font-size-asian="10pt" style:font-size-complex="10pt"/>
    </style:style>
    <style:style style:name="MT1" style:family="text">
      <style:text-properties officeooo:rsid="0022090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1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0"><draw:image xlink:href="Pictures/10000201000005DC0000060B4B3025C983376D87.png" xlink:type="simple" xlink:show="embed" xlink:actuate="onLoad"/></draw:frame></text:p>
        <text:p text:style-name="MP2">Packing List</text:p>
      </style:header>
      <style:footer>
        <text:p text:style-name="MP3"><draw:frame draw:style-name="Mfr2" draw:name="Image2" text:anchor-type="paragraph" svg:x="1.4366in" svg:y="-0.178in" svg:width="4.011in" svg:height="1.011in" draw:z-index="1"><draw:image xlink:href="Pictures/1001340E000027CC00000A080FE5535CF874D1DE.svg" xlink:type="simple" xlink:show="embed" xlink:actuate="onLoad"/><draw:image xlink:href="Pictures/1000020100000181000000610295FF0F12154660.png" xlink:type="simple" xlink:show="embed" xlink:actuate="onLoad"/></draw:frame><text:span text:style-name="MT1"><text:tab/>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cy Ireland</meta:initial-creator>
    <meta:creation-date>2012-11-14T08:59:00</meta:creation-date>
    <dc:date>2016-03-30T10:21:15.106755517</dc:date>
    <meta:print-date>2016-03-29T15:19:30.789646083</meta:print-date>
    <meta:editing-cycles>75</meta:editing-cycles>
    <meta:editing-duration>PT20H42M17S</meta:editing-duration>
    <meta:generator>LibreOffice/5.0.4.2$Linux_X86_64 LibreOffice_project/2b9802c1994aa0b7dc6079e128979269cf95bc78</meta:generator>
    <meta:document-statistic meta:table-count="0" meta:image-count="2" meta:object-count="0" meta:page-count="1" meta:paragraph-count="33" meta:word-count="157" meta:character-count="920" meta:non-whitespace-character-count="804"/>
    <meta:user-defined meta:name="Info 1"/>
    <meta:user-defined meta:name="Info 2"/>
    <meta:user-defined meta:name="Info 3"/>
    <meta:user-defined meta:name="Info 4"/>
  </office:meta>
</office:document-meta>
</file>